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 style:master-page-name="MP0">
      <style:table-properties style:width="14.896cm" fo:margin-left="0cm" style:page-number="auto" table:align="left"/>
    </style:style>
    <style:style style:name="Таблица1.A" style:family="table-column">
      <style:table-column-properties style:column-width="1.499cm"/>
    </style:style>
    <style:style style:name="Таблица1.B" style:family="table-column">
      <style:table-column-properties style:column-width="10.107cm"/>
    </style:style>
    <style:style style:name="Таблица1.C" style:family="table-column">
      <style:table-column-properties style:column-width="1.09cm"/>
    </style:style>
    <style:style style:name="Таблица1.D" style:family="table-column">
      <style:table-column-properties style:column-width="2.2cm"/>
    </style:style>
    <style:style style:name="Таблица1.A1" style:family="table-cell">
      <style:table-cell-properties fo:padding="0.097cm" fo:border="none" style:writing-mode="lr-tb"/>
    </style:style>
    <style:style style:name="Таблица1.B1" style:family="table-cell">
      <style:table-cell-properties fo:padding="0.097cm" fo:border-left="none" fo:border-right="none" fo:border-top="none" fo:border-bottom="0.5pt solid #000000" style:writing-mode="lr-tb"/>
    </style:style>
    <style:style style:name="Таблица2" style:family="table">
      <style:table-properties style:width="5.503cm" table:align="left"/>
    </style:style>
    <style:style style:name="Таблица2.A" style:family="table-column">
      <style:table-column-properties style:column-width="1.295cm"/>
    </style:style>
    <style:style style:name="Таблица2.B" style:family="table-column">
      <style:table-column-properties style:column-width="4.209cm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none" fo:border-right="none" fo:border-top="none" fo:border-bottom="0.5pt solid #000000"/>
    </style:style>
    <style:style style:name="Таблица3" style:family="table">
      <style:table-properties style:width="5.503cm" table:align="left"/>
    </style:style>
    <style:style style:name="Таблица3.A" style:family="table-column">
      <style:table-column-properties style:column-width="1.295cm"/>
    </style:style>
    <style:style style:name="Таблица3.B" style:family="table-column">
      <style:table-column-properties style:column-width="4.209cm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none" fo:border-right="none" fo:border-top="none" fo:border-bottom="0.5pt solid #000000"/>
    </style:style>
    <style:style style:name="Таблица4" style:family="table">
      <style:table-properties style:width="5.503cm" table:align="left"/>
    </style:style>
    <style:style style:name="Таблица4.A" style:family="table-column">
      <style:table-column-properties style:column-width="1.295cm"/>
    </style:style>
    <style:style style:name="Таблица4.B" style:family="table-column">
      <style:table-column-properties style:column-width="4.209cm"/>
    </style:style>
    <style:style style:name="Таблица4.A1" style:family="table-cell">
      <style:table-cell-properties fo:padding="0.097cm" fo:border="none"/>
    </style:style>
    <style:style style:name="Таблица4.B1" style:family="table-cell">
      <style:table-cell-properties fo:padding="0.097cm" fo:border-left="none" fo:border-right="none" fo:border-top="none" fo:border-bottom="0.5pt solid #000000"/>
    </style:style>
    <style:style style:name="Таблица5" style:family="table">
      <style:table-properties style:width="5.503cm" table:align="left"/>
    </style:style>
    <style:style style:name="Таблица5.A" style:family="table-column">
      <style:table-column-properties style:column-width="1.295cm"/>
    </style:style>
    <style:style style:name="Таблица5.B" style:family="table-column">
      <style:table-column-properties style:column-width="4.209cm"/>
    </style:style>
    <style:style style:name="Таблица5.A1" style:family="table-cell">
      <style:table-cell-properties fo:padding="0.097cm" fo:border="none"/>
    </style:style>
    <style:style style:name="Таблица5.B1" style:family="table-cell">
      <style:table-cell-properties fo:padding="0.097cm" fo:border-left="none" fo:border-right="none" fo:border-top="none" fo:border-bottom="0.5pt solid #000000"/>
    </style:style>
    <style:style style:name="Таблица6" style:family="table">
      <style:table-properties style:width="5.503cm" table:align="left"/>
    </style:style>
    <style:style style:name="Таблица6.A" style:family="table-column">
      <style:table-column-properties style:column-width="1.295cm"/>
    </style:style>
    <style:style style:name="Таблица6.B" style:family="table-column">
      <style:table-column-properties style:column-width="4.209cm"/>
    </style:style>
    <style:style style:name="Таблица6.A1" style:family="table-cell">
      <style:table-cell-properties fo:padding="0.097cm" fo:border="none"/>
    </style:style>
    <style:style style:name="Таблица6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paragraph-properties fo:break-before="page"/>
      <style:text-properties style:font-name="Times New Roman"/>
    </style:style>
    <style:style style:name="P2" style:family="paragraph" style:parent-style-name="Table_20_Contents">
      <style:text-properties style:font-name="Times New Roman"/>
    </style:style>
    <style:style style:name="P3" style:family="paragraph" style:parent-style-name="Standard" style:list-style-name="L1"/>
    <style:style style:name="P4" style:family="paragraph" style:parent-style-name="Standard">
      <style:text-properties officeooo:paragraph-rsid="00052230"/>
    </style:style>
    <style:style style:name="P5" style:family="paragraph">
      <style:paragraph-properties fo:text-align="start"/>
    </style:style>
    <style:style style:name="P6" style:family="paragraph" style:parent-style-name="Standard">
      <style:paragraph-properties fo:margin-left="1.376cm">
        <style:tab-stops/>
      </style:paragraph-properties>
    </style:style>
    <style:style style:name="P7" style:family="paragraph" style:parent-style-name="Table_20_Contents">
      <style:text-properties officeooo:rsid="00052230" officeooo:paragraph-rsid="00052230"/>
    </style:style>
    <style:style style:name="P8" style:family="paragraph" style:parent-style-name="Table_20_Contents">
      <style:text-properties officeooo:paragraph-rsid="00052230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Флажок 1" form:control-implementation="ooo:com.sun.star.form.component.CheckBox" xml:id="control1" form:id="control1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" form:id="control2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" form:id="control3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4" form:id="control4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5" form:id="control5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6" form:id="control6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7" form:id="control7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8" form:id="control8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9" form:id="control9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0" form:id="control10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1" form:id="control11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2" form:id="control12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3" form:id="control13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4" form:id="control14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5" form:id="control15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6" form:id="control16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7" form:id="control17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8" form:id="control18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9" form:id="control19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0" form:id="control20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1" form:id="control21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2" form:id="control22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3" form:id="control23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4" form:id="control24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5" form:id="control25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6" form:id="control26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7" form:id="control27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8" form:id="control28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">ФИО</text:p>
          </table:table-cell>
          <table:table-cell table:style-name="Таблица1.B1" office:value-type="string">
            <text:p text:style-name="Table_20_Contents"/>
          </table:table-cell>
          <table:table-cell table:style-name="Таблица1.A1" office:value-type="string">
            <text:p text:style-name="P2">Дата</text:p>
          </table:table-cell>
          <table:table-cell table:style-name="Таблица1.B1" office:value-type="string">
            <text:p text:style-name="Table_20_Contents"/>
          </table:table-cell>
        </table:table-row>
      </table:table>
      <text:p text:style-name="Standard"/>
      <text:list text:style-name="L1">
        <text:list-item>
          <text:p text:style-name="P3">В каком году произошло Ледовое побоище?</text:p>
        </text:list-item>
      </text:list>
      <text:p text:style-name="Standard"/>
      <text:p text:style-name="P4"><text:s text:c="3"/><draw:control text:anchor-type="as-char" draw:z-index="1" draw:name="Элемент управления 1" draw:style-name="gr1" draw:text-style-name="P5" svg:width="0.371cm" svg:height="0.371cm" draw:control="control2"/>1223</text:p>
      <text:p text:style-name="P4"><text:s text:c="3"/><draw:control text:anchor-type="as-char" draw:z-index="0" draw:name="Элемент управления 2" draw:style-name="gr1" draw:text-style-name="P5" svg:width="0.371cm" svg:height="0.371cm" draw:control="control1"/>1237</text:p>
      <text:p text:style-name="P4"><text:s text:c="3"/><draw:control text:anchor-type="as-char" draw:z-index="2" draw:name="Элемент управления 3" draw:style-name="gr1" draw:text-style-name="P5" svg:width="0.371cm" svg:height="0.371cm" draw:control="control3"/>1242</text:p>
      <text:p text:style-name="P4"><text:s text:c="3"/><draw:control text:anchor-type="as-char" draw:z-index="3" draw:name="Элемент управления 4" draw:style-name="gr1" draw:text-style-name="P5" svg:width="0.371cm" svg:height="0.371cm" draw:control="control4"/>1263 <text:s/></text:p>
      <text:list text:continue-numbering="true" text:style-name="L1">
        <text:list-item>
          <text:p text:style-name="P3">Кто был предводителем русских войск в Ледовом побоище?</text:p>
        </text:list-item>
      </text:list>
      <text:p text:style-name="P6"/>
      <text:p text:style-name="P4"><text:s text:c="3"/><draw:control text:anchor-type="as-char" draw:z-index="4" draw:name="Элемент управления 5" draw:style-name="gr1" draw:text-style-name="P5" svg:width="0.371cm" svg:height="0.371cm" draw:control="control5"/>Игорь Святославич</text:p>
      <text:p text:style-name="P4"><text:s text:c="3"/><draw:control text:anchor-type="as-char" draw:z-index="5" draw:name="Элемент управления 6" draw:style-name="gr1" draw:text-style-name="P5" svg:width="0.371cm" svg:height="0.371cm" draw:control="control6"/>Олесь Случайный</text:p>
      <text:p text:style-name="P4"><text:s text:c="3"/><draw:control text:anchor-type="as-char" draw:z-index="6" draw:name="Элемент управления 7" draw:style-name="gr1" draw:text-style-name="P5" svg:width="0.371cm" svg:height="0.371cm" draw:control="control7"/>Александр Невский</text:p>
      <text:p text:style-name="P4"><text:s text:c="3"/><draw:control text:anchor-type="as-char" draw:z-index="7" draw:name="Элемент управления 8" draw:style-name="gr1" draw:text-style-name="P5" svg:width="0.371cm" svg:height="0.371cm" draw:control="control8"/>Дмитрий Донской <text:s text:c="2"/></text:p>
      <text:p text:style-name="Standard"><text:s text:c="3"/></text:p>
      <text:list text:continue-numbering="true" text:style-name="L1">
        <text:list-item>
          <text:p text:style-name="P3">На каком водоёме произошло Ледовое побоище?</text:p>
        </text:list-item>
      </text:list>
      <text:p text:style-name="P6"/>
      <text:p text:style-name="P4"><text:s text:c="3"/><draw:control text:anchor-type="as-char" draw:z-index="8" draw:name="Элемент управления 9" draw:style-name="gr1" draw:text-style-name="P5" svg:width="0.371cm" svg:height="0.371cm" draw:control="control9"/>Ладожское озеро</text:p>
      <text:p text:style-name="P4"><text:s text:c="3"/><draw:control text:anchor-type="as-char" draw:z-index="9" draw:name="Элемент управления 10" draw:style-name="gr1" draw:text-style-name="P5" svg:width="0.371cm" svg:height="0.371cm" draw:control="control10"/>Чудское озеро</text:p>
      <text:p text:style-name="P4"><text:s text:c="3"/><draw:control text:anchor-type="as-char" draw:z-index="10" draw:name="Элемент управления 11" draw:style-name="gr1" draw:text-style-name="P5" svg:width="0.371cm" svg:height="0.371cm" draw:control="control11"/>Байкал</text:p>
      <text:p text:style-name="P4"><text:s text:c="3"/><draw:control text:anchor-type="as-char" draw:z-index="11" draw:name="Элемент управления 12" draw:style-name="gr1" draw:text-style-name="P5" svg:width="0.371cm" svg:height="0.371cm" draw:control="control12"/>Онежское озеро <text:s text:c="2"/></text:p>
      <text:p text:style-name="Standard"/>
      <text:list text:continue-numbering="true" text:style-name="L1">
        <text:list-item>
          <text:p text:style-name="P3">Какая армия противостояла русским при Ледовом побоище?</text:p>
        </text:list-item>
      </text:list>
      <text:p text:style-name="P6"/>
      <text:p text:style-name="P4"><text:s text:c="3"/><draw:control text:anchor-type="as-char" draw:z-index="12" draw:name="Элемент управления 13" draw:style-name="gr1" draw:text-style-name="P5" svg:width="0.371cm" svg:height="0.371cm" draw:control="control13"/>Тевтонский орден</text:p>
      <text:p text:style-name="P4"><text:s text:c="3"/><draw:control text:anchor-type="as-char" draw:z-index="13" draw:name="Элемент управления 14" draw:style-name="gr1" draw:text-style-name="P5" svg:width="0.371cm" svg:height="0.371cm" draw:control="control14"/>Ливонский орден</text:p>
      <text:p text:style-name="P4"><text:s text:c="3"/><draw:control text:anchor-type="as-char" draw:z-index="14" draw:name="Элемент управления 15" draw:style-name="gr1" draw:text-style-name="P5" svg:width="0.371cm" svg:height="0.371cm" draw:control="control15"/>Крымское ханство</text:p>
      <text:p text:style-name="P4"><text:s text:c="3"/><draw:control text:anchor-type="as-char" draw:z-index="15" draw:name="Элемент управления 16" draw:style-name="gr1" draw:text-style-name="P5" svg:width="0.371cm" svg:height="0.371cm" draw:control="control16"/>Западные княжества <text:s text:c="2"/></text:p>
      <text:p text:style-name="Standard"><text:s text:c="2"/></text:p>
      <text:list text:continue-numbering="true" text:style-name="L1">
        <text:list-item>
          <text:p text:style-name="P3">Какой фактор сыграл значительную роль в победе русских?</text:p>
        </text:list-item>
      </text:list>
      <text:p text:style-name="P6"/>
      <text:p text:style-name="P4"><text:s text:c="3"/><draw:control text:anchor-type="as-char" draw:z-index="16" draw:name="Элемент управления 17" draw:style-name="gr1" draw:text-style-name="P5" svg:width="0.371cm" svg:height="0.371cm" draw:control="control17"/>Численное превосходство</text:p>
      <text:p text:style-name="P4"><text:s text:c="3"/><draw:control text:anchor-type="as-char" draw:z-index="17" draw:name="Элемент управления 18" draw:style-name="gr1" draw:text-style-name="P5" svg:width="0.371cm" svg:height="0.371cm" draw:control="control18"/>Местные знания и использование льда</text:p>
      <text:p text:style-name="P4"><text:s text:c="3"/><draw:control text:anchor-type="as-char" draw:z-index="18" draw:name="Элемент управления 19" draw:style-name="gr1" draw:text-style-name="P5" svg:width="0.371cm" svg:height="0.371cm" draw:control="control19"/>Обеспечение продовольствием</text:p>
      <text:p text:style-name="P4"><text:s text:c="3"/><draw:control text:anchor-type="as-char" draw:z-index="19" draw:name="Элемент управления 20" draw:style-name="gr1" draw:text-style-name="P5" svg:width="0.371cm" svg:height="0.371cm" draw:control="control20"/>Дипломатические союзы <text:s text:c="2"/></text:p>
      <text:p text:style-name="Standard"/>
      <text:list text:continue-numbering="true" text:style-name="L1">
        <text:list-item>
          <text:p text:style-name="P3">Какой был основной мотив ливонцев для участия в сражении?</text:p>
        </text:list-item>
      </text:list>
      <text:p text:style-name="P6"/>
      <text:p text:style-name="P4"><text:s text:c="3"/><draw:control text:anchor-type="as-char" draw:z-index="20" draw:name="Элемент управления 21" draw:style-name="gr1" draw:text-style-name="P5" svg:width="0.371cm" svg:height="0.371cm" draw:control="control21"/>Защита родных территорий</text:p>
      <text:p text:style-name="P4"><text:s text:c="3"/><draw:control text:anchor-type="as-char" draw:z-index="21" draw:name="Элемент управления 22" draw:style-name="gr1" draw:text-style-name="P5" svg:width="0.371cm" svg:height="0.371cm" draw:control="control22"/>Установление контроля над южными землями</text:p>
      <text:p text:style-name="P4"><text:s text:c="3"/><draw:control text:anchor-type="as-char" draw:z-index="22" draw:name="Элемент управления 23" draw:style-name="gr1" draw:text-style-name="P5" svg:width="0.371cm" svg:height="0.371cm" draw:control="control23"/>Экспансия и христианизация</text:p>
      <text:p text:style-name="P4"><text:s text:c="3"/><draw:control text:anchor-type="as-char" draw:z-index="23" draw:name="Элемент управления 24" draw:style-name="gr1" draw:text-style-name="P5" svg:width="0.371cm" svg:height="0.371cm" draw:control="control24"/>Защита от нападений монголов <text:s text:c="2"/></text:p>
      <text:p text:style-name="Standard"/>
      <text:list text:continue-numbering="true" text:style-name="L1">
        <text:list-item>
          <text:p text:style-name="P3">Какой эпизод стал символом сражения?</text:p>
        </text:list-item>
      </text:list>
      <text:p text:style-name="P6"/>
      <text:p text:style-name="P4"><text:s text:c="3"/><draw:control text:anchor-type="as-char" draw:z-index="24" draw:name="Элемент управления 25" draw:style-name="gr1" draw:text-style-name="P5" svg:width="0.371cm" svg:height="0.371cm" draw:control="control25"/>Захват вражеского военачальника</text:p>
      <text:p text:style-name="P4"><text:s text:c="3"/><draw:control text:anchor-type="as-char" draw:z-index="25" draw:name="Элемент управления 26" draw:style-name="gr1" draw:text-style-name="P5" svg:width="0.371cm" svg:height="0.371cm" draw:control="control26"/>Упавшие в трещины льда рыцари</text:p>
      <text:p text:style-name="P4"><text:s text:c="3"/><draw:control text:anchor-type="as-char" draw:z-index="26" draw:name="Элемент управления 27" draw:style-name="gr1" draw:text-style-name="P5" svg:width="0.371cm" svg:height="0.371cm" draw:control="control27"/>Сожжение лагеря противника</text:p>
      <text:p text:style-name="P4"><text:s text:c="3"/><draw:control text:anchor-type="as-char" draw:z-index="27" draw:name="Элемент управления 28" draw:style-name="gr1" draw:text-style-name="P5" svg:width="0.371cm" svg:height="0.371cm" draw:control="control28"/>Побежденные пленные <text:s text:c="2"/></text:p>
      <text:p text:style-name="Standard"/>
      <text:p text:style-name="Standard"/>
      <text:list text:continue-numbering="true" text:style-name="L1">
        <text:list-item>
          <text:p text:style-name="P3">Кто стал символом борьбы за независимость Руси после Ледового побоища?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P7">Ответ</text:p>
          </table:table-cell>
          <table:table-cell table:style-name="Таблица2.B1" office:value-type="string">
            <text:p text:style-name="Table_20_Contents"/>
          </table:table-cell>
        </table:table-row>
      </table:table>
      <text:p text:style-name="P6"/>
      <text:list text:continue-numbering="true" text:style-name="L1">
        <text:list-item>
          <text:p text:style-name="P3">Какое событие произошло сразу после Ледового побоища в отношении Ливонского ордена?</text:p>
        </text:list-item>
      </text:list>
      <text:p text:style-name="Standard"><text:s text:c="2"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">Ответ</text:p>
          </table:table-cell>
          <table:table-cell table:style-name="Таблица3.B1" office:value-type="string">
            <text:p text:style-name="P8"/>
          </table:table-cell>
        </table:table-row>
      </table:table>
      <text:p text:style-name="P4"/>
      <text:p text:style-name="Standard"/>
      <text:list text:continue-numbering="true" text:style-name="L1">
        <text:list-item>
          <text:p text:style-name="P3">Какое значение имело Ледовое побоище для русской культуры?</text:p>
        </text:list-item>
      </text:list>
      <text:p text:style-name="Standard"><text:s text:c="2"/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7">Ответ</text:p>
          </table:table-cell>
          <table:table-cell table:style-name="Таблица4.B1" office:value-type="string">
            <text:p text:style-name="P8"/>
          </table:table-cell>
        </table:table-row>
      </table:table>
      <text:p text:style-name="P4"/>
      <text:p text:style-name="Standard"/>
      <text:list text:continue-numbering="true" text:style-name="L1">
        <text:list-item>
          <text:p text:style-name="P3">Какой вид оружия был популярным среди русских во время Ледового побоища?</text:p>
        </text:list-item>
      </text:list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7">Ответ</text:p>
          </table:table-cell>
          <table:table-cell table:style-name="Таблица5.B1" office:value-type="string">
            <text:p text:style-name="P8"/>
          </table:table-cell>
        </table:table-row>
      </table:table>
      <text:p text:style-name="P4"/>
      <text:p text:style-name="Standard"/>
      <text:list text:continue-numbering="true" text:style-name="L1">
        <text:list-item>
          <text:p text:style-name="P3">Какой храм был построен в честь победы над ливонцами?</text:p>
        </text:list-item>
      </text:list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7">Ответ</text:p>
          </table:table-cell>
          <table:table-cell table:style-name="Таблица6.B1" office:value-type="string">
            <text:p text:style-name="P8"/>
          </table:table-cell>
        </table:table-row>
      </table:table>
      <text:p text:style-name="P4"/>
      <text:p text:style-name="Standard"/>
      <text:list text:continue-numbering="true" text:style-name="L1">
        <text:list-item>
          <text:p text:style-name="P3">Опишите стратегические преимущества, которые использовал Александр Невский в Ледовом побоище.</text:p>
        </text:list-item>
      </text:list>
      <text:p text:style-name="Standard"/>
      <text:list text:continue-numbering="true" text:style-name="L1">
        <text:list-item>
          <text:p text:style-name="P3">Как Ледовое побоище повлияло на дальнейшие события в истории Руси</text:p>
        </text:list-item>
      </text:list>
      <text:p text:style-name="Standard"/>
      <text:list text:continue-numbering="true" text:style-name="L1">
        <text:list-item>
          <text:p text:style-name="P3">Каковы основные источники описания Ледового побоища и их значение для изучения истории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modern" style:font-pitch-asian="fixe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hyphenation-ladder-count="no-limit" fo:hyphenation-keep="auto" loext:hyphenation-keep-type="column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meta:creation-date>2024-11-01T22:18:00Z</meta:creation-date>
    <dc:date>2024-11-01T22:54:08.483000000</dc:date>
    <meta:editing-cycles>3</meta:editing-cycles>
    <meta:editing-duration>PT13M26S</meta:editing-duration>
    <meta:document-statistic meta:table-count="6" meta:image-count="0" meta:object-count="0" meta:page-count="2" meta:paragraph-count="54" meta:word-count="218" meta:character-count="1622" meta:non-whitespace-character-count="1356"/>
    <meta:template xlink:type="simple" xlink:actuate="onRequest" xlink:title="" xlink:href="../Без%20имени%201.odt/Normal.dotm"/>
  </office:meta>
</office:document-meta>
</file>